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3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test seed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epoch2</text:p>
          </table:table-cell>
          <table:table-cell office:value-type="string" calcext:value-type="string">
            <text:p>epoch3</text:p>
          </table:table-cell>
          <table:table-cell office:value-type="string" calcext:value-type="string">
            <text:p>theta lr</text:p>
          </table:table-cell>
          <table:table-cell office:value-type="string" calcext:value-type="string">
            <text:p>phi lr</text:p>
          </table:table-cell>
          <table:table-cell office:value-type="string" calcext:value-type="string">
            <text:p>avg elbo</text:p>
          </table:table-cell>
          <table:table-cell office:value-type="string" calcext:value-type="string">
            <text:p>elbo2</text:p>
          </table:table-cell>
          <table:table-cell office:value-type="string" calcext:value-type="string">
            <text:p>elbo3</text:p>
          </table:table-cell>
          <table:table-cell office:value-type="string" calcext:value-type="string">
            <text:p>avg mcc</text:p>
          </table:table-cell>
          <table:table-cell office:value-type="string" calcext:value-type="string">
            <text:p>mcc2</text:p>
          </table:table-cell>
          <table:table-cell office:value-type="string" calcext:value-type="string">
            <text:p>mcc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9" calcext:value-type="float">
            <text:p>909</text:p>
          </table:table-cell>
          <table:table-cell office:value-type="float" office:value="922" calcext:value-type="float">
            <text:p>922</text:p>
          </table:table-cell>
          <table:table-cell office:value-type="float" office:value="931" calcext:value-type="float">
            <text:p>931</text:p>
          </table:table-cell>
          <table:table-cell office:value-type="float" office:value="0.174726331838189" calcext:value-type="float">
            <text:p>0.174726331838189</text:p>
          </table:table-cell>
          <table:table-cell office:value-type="float" office:value="0.21452796316063" calcext:value-type="float">
            <text:p>0.21452796316063</text:p>
          </table:table-cell>
          <table:table-cell office:value-type="float" office:value="-6071.82644216392" calcext:value-type="float">
            <text:p>-6071.82644216392</text:p>
          </table:table-cell>
          <table:table-cell office:value-type="float" office:value="-6134.32775483414" calcext:value-type="float">
            <text:p>-6134.32775483414</text:p>
          </table:table-cell>
          <table:table-cell office:value-type="float" office:value="-6110.34540086463" calcext:value-type="float">
            <text:p>-6110.34540086463</text:p>
          </table:table-cell>
          <table:table-cell office:value-type="float" office:value="0.803032979310468" calcext:value-type="float">
            <text:p>0.803032979310468</text:p>
          </table:table-cell>
          <table:table-cell office:value-type="float" office:value="0.805189221515528" calcext:value-type="float">
            <text:p>0.805189221515528</text:p>
          </table:table-cell>
          <table:table-cell office:value-type="float" office:value="0.804516541069511" calcext:value-type="float">
            <text:p>0.804516541069511</text:p>
          </table:table-cell>
          <table:table-cell table:formula="of:=[.F2]/[.E2]" office:value-type="float" office:value="1.22779412183448" calcext:value-type="float">
            <text:p>1.227794121834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65" calcext:value-type="float">
            <text:p>1865</text:p>
          </table:table-cell>
          <table:table-cell office:value-type="float" office:value="3663" calcext:value-type="float">
            <text:p>3663</text:p>
          </table:table-cell>
          <table:table-cell office:value-type="float" office:value="6046" calcext:value-type="float">
            <text:p>6046</text:p>
          </table:table-cell>
          <table:table-cell office:value-type="float" office:value="0.00788870019741192" calcext:value-type="float">
            <text:p>0.007888700197412</text:p>
          </table:table-cell>
          <table:table-cell office:value-type="float" office:value="0.326136615416301" calcext:value-type="float">
            <text:p>0.326136615416301</text:p>
          </table:table-cell>
          <table:table-cell office:value-type="float" office:value="-5939.48251556301" calcext:value-type="float">
            <text:p>-5939.48251556301</text:p>
          </table:table-cell>
          <table:table-cell office:value-type="float" office:value="-5927.69558849413" calcext:value-type="float">
            <text:p>-5927.69558849413</text:p>
          </table:table-cell>
          <table:table-cell office:value-type="float" office:value="-5922.98046896176" calcext:value-type="float">
            <text:p>-5922.98046896176</text:p>
          </table:table-cell>
          <table:table-cell office:value-type="float" office:value="0.85293241246393" calcext:value-type="float">
            <text:p>0.85293241246393</text:p>
          </table:table-cell>
          <table:table-cell office:value-type="float" office:value="0.94472808028343" calcext:value-type="float">
            <text:p>0.94472808028343</text:p>
          </table:table-cell>
          <table:table-cell office:value-type="float" office:value="0.980583361358967" calcext:value-type="float">
            <text:p>0.980583361358967</text:p>
          </table:table-cell>
          <table:table-cell table:formula="of:=[.F3]/[.E3]" office:value-type="float" office:value="41.3422499594164" calcext:value-type="float">
            <text:p>41.34224995941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23" calcext:value-type="float">
            <text:p>1923</text:p>
          </table:table-cell>
          <table:table-cell office:value-type="float" office:value="3672" calcext:value-type="float">
            <text:p>3672</text:p>
          </table:table-cell>
          <table:table-cell office:value-type="float" office:value="6065" calcext:value-type="float">
            <text:p>6065</text:p>
          </table:table-cell>
          <table:table-cell office:value-type="float" office:value="0.0227496767183466" calcext:value-type="float">
            <text:p>0.022749676718347</text:p>
          </table:table-cell>
          <table:table-cell office:value-type="float" office:value="0.0218291989531558" calcext:value-type="float">
            <text:p>0.021829198953156</text:p>
          </table:table-cell>
          <table:table-cell office:value-type="float" office:value="-6148.36560716514" calcext:value-type="float">
            <text:p>-6148.36560716514</text:p>
          </table:table-cell>
          <table:table-cell office:value-type="float" office:value="-6043.8400677892" calcext:value-type="float">
            <text:p>-6043.8400677892</text:p>
          </table:table-cell>
          <table:table-cell office:value-type="float" office:value="-5998.82385436657" calcext:value-type="float">
            <text:p>-5998.82385436657</text:p>
          </table:table-cell>
          <table:table-cell office:value-type="float" office:value="0.675983972253795" calcext:value-type="float">
            <text:p>0.675983972253795</text:p>
          </table:table-cell>
          <table:table-cell office:value-type="float" office:value="0.688834650662017" calcext:value-type="float">
            <text:p>0.688834650662017</text:p>
          </table:table-cell>
          <table:table-cell office:value-type="float" office:value="0.705030934111279" calcext:value-type="float">
            <text:p>0.705030934111279</text:p>
          </table:table-cell>
          <table:table-cell table:formula="of:=[.F4]/[.E4]" office:value-type="float" office:value="0.959538863932582" calcext:value-type="float">
            <text:p>0.9595388639325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 office:value-type="float" office:value="3735" calcext:value-type="float">
            <text:p>3735</text:p>
          </table:table-cell>
          <table:table-cell office:value-type="float" office:value="6151" calcext:value-type="float">
            <text:p>6151</text:p>
          </table:table-cell>
          <table:table-cell office:value-type="float" office:value="0.00266721633939596" calcext:value-type="float">
            <text:p>0.002667216339396</text:p>
          </table:table-cell>
          <table:table-cell office:value-type="float" office:value="0.00106033167605382" calcext:value-type="float">
            <text:p>0.001060331676054</text:p>
          </table:table-cell>
          <table:table-cell office:value-type="float" office:value="-11094.2167239864" calcext:value-type="float">
            <text:p>-11094.2167239864</text:p>
          </table:table-cell>
          <table:table-cell office:value-type="float" office:value="-8814.93885152224" calcext:value-type="float">
            <text:p>-8814.93885152224</text:p>
          </table:table-cell>
          <table:table-cell office:value-type="float" office:value="-7404.81466964388" calcext:value-type="float">
            <text:p>-7404.81466964388</text:p>
          </table:table-cell>
          <table:table-cell office:value-type="float" office:value="0.608245312203849" calcext:value-type="float">
            <text:p>0.608245312203849</text:p>
          </table:table-cell>
          <table:table-cell office:value-type="float" office:value="0.624925367446686" calcext:value-type="float">
            <text:p>0.624925367446686</text:p>
          </table:table-cell>
          <table:table-cell office:value-type="float" office:value="0.647514480365935" calcext:value-type="float">
            <text:p>0.647514480365935</text:p>
          </table:table-cell>
          <table:table-cell table:formula="of:=[.F5]/[.E5]" office:value-type="float" office:value="0.397542434182131" calcext:value-type="float">
            <text:p>0.3975424341821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8" calcext:value-type="float">
            <text:p>418</text:p>
          </table:table-cell>
          <table:table-cell office:value-type="float" office:value="419" calcext:value-type="float">
            <text:p>419</text:p>
          </table:table-cell>
          <table:table-cell office:value-type="float" office:value="420" calcext:value-type="float">
            <text:p>420</text:p>
          </table:table-cell>
          <table:table-cell office:value-type="float" office:value="0.449765605308362" calcext:value-type="float">
            <text:p>0.449765605308362</text:p>
          </table:table-cell>
          <table:table-cell office:value-type="float" office:value="0.00495539016019478" calcext:value-type="float">
            <text:p>0.004955390160195</text:p>
          </table:table-cell>
          <table:table-cell office:value-type="float" office:value="-14265.1851331179" calcext:value-type="float">
            <text:p>-14265.1851331179</text:p>
          </table:table-cell>
          <table:table-cell office:value-type="float" office:value="-12500.9792820028" calcext:value-type="float">
            <text:p>-12500.9792820028</text:p>
          </table:table-cell>
          <table:table-cell office:value-type="float" office:value="-13946.0370765221" calcext:value-type="float">
            <text:p>-13946.0370765221</text:p>
          </table:table-cell>
          <table:table-cell office:value-type="float" office:value="0.537187415172215" calcext:value-type="float">
            <text:p>0.537187415172215</text:p>
          </table:table-cell>
          <table:table-cell office:value-type="float" office:value="0.54637502463442" calcext:value-type="float">
            <text:p>0.54637502463442</text:p>
          </table:table-cell>
          <table:table-cell office:value-type="float" office:value="0.546857078586288" calcext:value-type="float">
            <text:p>0.546857078586288</text:p>
          </table:table-cell>
          <table:table-cell table:formula="of:=[.F6]/[.E6]" office:value-type="float" office:value="0.0110177170101688" calcext:value-type="float">
            <text:p>0.0110177170101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27" calcext:value-type="float">
            <text:p>327</text:p>
          </table:table-cell>
          <table:table-cell office:value-type="float" office:value="0.14255842525032" calcext:value-type="float">
            <text:p>0.14255842525032</text:p>
          </table:table-cell>
          <table:table-cell office:value-type="float" office:value="0.236452244058842" calcext:value-type="float">
            <text:p>0.236452244058842</text:p>
          </table:table-cell>
          <table:table-cell office:value-type="float" office:value="-6540.96890057105" calcext:value-type="float">
            <text:p>-6540.96890057105</text:p>
          </table:table-cell>
          <table:table-cell office:value-type="float" office:value="-6509.29407401605" calcext:value-type="float">
            <text:p>-6509.29407401605</text:p>
          </table:table-cell>
          <table:table-cell office:value-type="float" office:value="-6489.42328386802" calcext:value-type="float">
            <text:p>-6489.42328386802</text:p>
          </table:table-cell>
          <table:table-cell office:value-type="float" office:value="0.703231129160701" calcext:value-type="float">
            <text:p>0.703231129160701</text:p>
          </table:table-cell>
          <table:table-cell office:value-type="float" office:value="0.70307550221819" calcext:value-type="float">
            <text:p>0.70307550221819</text:p>
          </table:table-cell>
          <table:table-cell office:value-type="float" office:value="0.702890527805104" calcext:value-type="float">
            <text:p>0.702890527805104</text:p>
          </table:table-cell>
          <table:table-cell table:formula="of:=[.F7]/[.E7]" office:value-type="float" office:value="1.65863395056204" calcext:value-type="float">
            <text:p>1.658633950562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81" calcext:value-type="float">
            <text:p>1981</text:p>
          </table:table-cell>
          <table:table-cell office:value-type="float" office:value="4472" calcext:value-type="float">
            <text:p>4472</text:p>
          </table:table-cell>
          <table:table-cell office:value-type="float" office:value="6892" calcext:value-type="float">
            <text:p>6892</text:p>
          </table:table-cell>
          <table:table-cell office:value-type="float" office:value="0.00472229935872953" calcext:value-type="float">
            <text:p>0.00472229935873</text:p>
          </table:table-cell>
          <table:table-cell office:value-type="float" office:value="0.00771965589348692" calcext:value-type="float">
            <text:p>0.007719655893487</text:p>
          </table:table-cell>
          <table:table-cell office:value-type="float" office:value="-6497.38480648393" calcext:value-type="float">
            <text:p>-6497.38480648393</text:p>
          </table:table-cell>
          <table:table-cell office:value-type="float" office:value="-6136.76341361661" calcext:value-type="float">
            <text:p>-6136.76341361661</text:p>
          </table:table-cell>
          <table:table-cell office:value-type="float" office:value="-6046.25717003144" calcext:value-type="float">
            <text:p>-6046.25717003144</text:p>
          </table:table-cell>
          <table:table-cell office:value-type="float" office:value="0.672896770248043" calcext:value-type="float">
            <text:p>0.672896770248043</text:p>
          </table:table-cell>
          <table:table-cell office:value-type="float" office:value="0.712310022873637" calcext:value-type="float">
            <text:p>0.712310022873637</text:p>
          </table:table-cell>
          <table:table-cell office:value-type="float" office:value="0.734710068264229" calcext:value-type="float">
            <text:p>0.734710068264229</text:p>
          </table:table-cell>
          <table:table-cell table:formula="of:=[.F8]/[.E8]" office:value-type="float" office:value="1.63472395692504" calcext:value-type="float">
            <text:p>1.634723956925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float" office:value="0.406784652592318" calcext:value-type="float">
            <text:p>0.406784652592318</text:p>
          </table:table-cell>
          <table:table-cell office:value-type="float" office:value="0.0191624629262021" calcext:value-type="float">
            <text:p>0.019162462926202</text:p>
          </table:table-cell>
          <table:table-cell table:number-columns-repeated="3" office:value-type="float" office:value="-14393.7017592176" calcext:value-type="float">
            <text:p>-14393.7017592176</text:p>
          </table:table-cell>
          <table:table-cell table:number-columns-repeated="3" office:value-type="float" office:value="0.615647909981238" calcext:value-type="float">
            <text:p>0.615647909981238</text:p>
          </table:table-cell>
          <table:table-cell table:formula="of:=[.F9]/[.E9]" office:value-type="float" office:value="0.0471071433105587" calcext:value-type="float">
            <text:p>0.0471071433105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0.478555817044072" calcext:value-type="float">
            <text:p>0.478555817044072</text:p>
          </table:table-cell>
          <table:table-cell office:value-type="float" office:value="0.0958188890024367" calcext:value-type="float">
            <text:p>0.095818889002437</text:p>
          </table:table-cell>
          <table:table-cell table:number-columns-repeated="3" office:value-type="float" office:value="-17822.5630726905" calcext:value-type="float">
            <text:p>-17822.5630726905</text:p>
          </table:table-cell>
          <table:table-cell table:number-columns-repeated="3" office:value-type="float" office:value="0.550957931370037" calcext:value-type="float">
            <text:p>0.550957931370037</text:p>
          </table:table-cell>
          <table:table-cell table:formula="of:=[.F10]/[.E10]" office:value-type="float" office:value="0.200225105598523" calcext:value-type="float">
            <text:p>0.2002251055985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62" calcext:value-type="float">
            <text:p>1962</text:p>
          </table:table-cell>
          <table:table-cell office:value-type="float" office:value="4429" calcext:value-type="float">
            <text:p>4429</text:p>
          </table:table-cell>
          <table:table-cell office:value-type="float" office:value="6774" calcext:value-type="float">
            <text:p>6774</text:p>
          </table:table-cell>
          <table:table-cell office:value-type="float" office:value="0.093588270846153" calcext:value-type="float">
            <text:p>0.093588270846153</text:p>
          </table:table-cell>
          <table:table-cell office:value-type="float" office:value="0.0570663195613857" calcext:value-type="float">
            <text:p>0.057066319561386</text:p>
          </table:table-cell>
          <table:table-cell office:value-type="float" office:value="-6075.86463090807" calcext:value-type="float">
            <text:p>-6075.86463090807</text:p>
          </table:table-cell>
          <table:table-cell office:value-type="float" office:value="-6001.60896090431" calcext:value-type="float">
            <text:p>-6001.60896090431</text:p>
          </table:table-cell>
          <table:table-cell office:value-type="float" office:value="-6048.56579974063" calcext:value-type="float">
            <text:p>-6048.56579974063</text:p>
          </table:table-cell>
          <table:table-cell office:value-type="float" office:value="0.687636394290158" calcext:value-type="float">
            <text:p>0.687636394290158</text:p>
          </table:table-cell>
          <table:table-cell office:value-type="float" office:value="0.748341527595753" calcext:value-type="float">
            <text:p>0.748341527595753</text:p>
          </table:table-cell>
          <table:table-cell office:value-type="float" office:value="0.818681793472949" calcext:value-type="float">
            <text:p>0.818681793472949</text:p>
          </table:table-cell>
          <table:table-cell table:formula="of:=[.F11]/[.E11]" office:value-type="float" office:value="0.609759311134141" calcext:value-type="float">
            <text:p>0.6097593111341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 office:value-type="float" office:value="272" calcext:value-type="float">
            <text:p>272</text:p>
          </table:table-cell>
          <table:table-cell office:value-type="float" office:value="0.220504128343499" calcext:value-type="float">
            <text:p>0.220504128343499</text:p>
          </table:table-cell>
          <table:table-cell office:value-type="float" office:value="0.0107886443641127" calcext:value-type="float">
            <text:p>0.010788644364113</text:p>
          </table:table-cell>
          <table:table-cell table:number-columns-repeated="3" office:value-type="float" office:value="-10094.0980045089" calcext:value-type="float">
            <text:p>-10094.0980045089</text:p>
          </table:table-cell>
          <table:table-cell table:number-columns-repeated="3" office:value-type="float" office:value="0.623272689078082" calcext:value-type="float">
            <text:p>0.623272689078082</text:p>
          </table:table-cell>
          <table:table-cell table:formula="of:=[.F12]/[.E12]" office:value-type="float" office:value="0.0489271763080384" calcext:value-type="float">
            <text:p>0.0489271763080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98" calcext:value-type="float">
            <text:p>1998</text:p>
          </table:table-cell>
          <table:table-cell office:value-type="float" office:value="4351" calcext:value-type="float">
            <text:p>4351</text:p>
          </table:table-cell>
          <table:table-cell office:value-type="float" office:value="6745" calcext:value-type="float">
            <text:p>6745</text:p>
          </table:table-cell>
          <table:table-cell office:value-type="float" office:value="0.023154711315806" calcext:value-type="float">
            <text:p>0.023154711315806</text:p>
          </table:table-cell>
          <table:table-cell office:value-type="float" office:value="0.00179052552741932" calcext:value-type="float">
            <text:p>0.001790525527419</text:p>
          </table:table-cell>
          <table:table-cell office:value-type="float" office:value="-9226.84314201722" calcext:value-type="float">
            <text:p>-9226.84314201722</text:p>
          </table:table-cell>
          <table:table-cell office:value-type="float" office:value="-7305.98191102463" calcext:value-type="float">
            <text:p>-7305.98191102463</text:p>
          </table:table-cell>
          <table:table-cell office:value-type="float" office:value="-6644.182523084" calcext:value-type="float">
            <text:p>-6644.182523084</text:p>
          </table:table-cell>
          <table:table-cell office:value-type="float" office:value="0.620032385192304" calcext:value-type="float">
            <text:p>0.620032385192304</text:p>
          </table:table-cell>
          <table:table-cell office:value-type="float" office:value="0.650511393667432" calcext:value-type="float">
            <text:p>0.650511393667432</text:p>
          </table:table-cell>
          <table:table-cell office:value-type="float" office:value="0.661728431057911" calcext:value-type="float">
            <text:p>0.661728431057911</text:p>
          </table:table-cell>
          <table:table-cell table:formula="of:=[.F13]/[.E13]" office:value-type="float" office:value="0.0773287778456154" calcext:value-type="float">
            <text:p>0.0773287778456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23" calcext:value-type="float">
            <text:p>1923</text:p>
          </table:table-cell>
          <table:table-cell office:value-type="float" office:value="4206" calcext:value-type="float">
            <text:p>4206</text:p>
          </table:table-cell>
          <table:table-cell office:value-type="float" office:value="5851" calcext:value-type="float">
            <text:p>5851</text:p>
          </table:table-cell>
          <table:table-cell office:value-type="float" office:value="0.00401234649759341" calcext:value-type="float">
            <text:p>0.004012346497593</text:p>
          </table:table-cell>
          <table:table-cell office:value-type="float" office:value="0.282192949762499" calcext:value-type="float">
            <text:p>0.282192949762499</text:p>
          </table:table-cell>
          <table:table-cell office:value-type="float" office:value="-5937.10020826523" calcext:value-type="float">
            <text:p>-5937.10020826523</text:p>
          </table:table-cell>
          <table:table-cell office:value-type="float" office:value="-5923.70836303844" calcext:value-type="float">
            <text:p>-5923.70836303844</text:p>
          </table:table-cell>
          <table:table-cell office:value-type="float" office:value="-5920.24792603639" calcext:value-type="float">
            <text:p>-5920.24792603639</text:p>
          </table:table-cell>
          <table:table-cell office:value-type="float" office:value="0.849737519147366" calcext:value-type="float">
            <text:p>0.849737519147366</text:p>
          </table:table-cell>
          <table:table-cell office:value-type="float" office:value="0.960113027988103" calcext:value-type="float">
            <text:p>0.960113027988103</text:p>
          </table:table-cell>
          <table:table-cell office:value-type="float" office:value="0.98110819626979" calcext:value-type="float">
            <text:p>0.98110819626979</text:p>
          </table:table-cell>
          <table:table-cell table:formula="of:=[.F14]/[.E14]" office:value-type="float" office:value="70.3311515921562" calcext:value-type="float">
            <text:p>70.33115159215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80" calcext:value-type="float">
            <text:p>1980</text:p>
          </table:table-cell>
          <table:table-cell office:value-type="float" office:value="4340" calcext:value-type="float">
            <text:p>4340</text:p>
          </table:table-cell>
          <table:table-cell office:value-type="float" office:value="6728" calcext:value-type="float">
            <text:p>6728</text:p>
          </table:table-cell>
          <table:table-cell office:value-type="float" office:value="0.0579654346038833" calcext:value-type="float">
            <text:p>0.057965434603883</text:p>
          </table:table-cell>
          <table:table-cell office:value-type="float" office:value="0.00368191009175811" calcext:value-type="float">
            <text:p>0.003681910091758</text:p>
          </table:table-cell>
          <table:table-cell office:value-type="float" office:value="-7413.31350127674" calcext:value-type="float">
            <text:p>-7413.31350127674</text:p>
          </table:table-cell>
          <table:table-cell office:value-type="float" office:value="-6604.55036787577" calcext:value-type="float">
            <text:p>-6604.55036787577</text:p>
          </table:table-cell>
          <table:table-cell office:value-type="float" office:value="-6331.7938959825" calcext:value-type="float">
            <text:p>-6331.7938959825</text:p>
          </table:table-cell>
          <table:table-cell office:value-type="float" office:value="0.658961361385021" calcext:value-type="float">
            <text:p>0.658961361385021</text:p>
          </table:table-cell>
          <table:table-cell office:value-type="float" office:value="0.676081159875112" calcext:value-type="float">
            <text:p>0.676081159875112</text:p>
          </table:table-cell>
          <table:table-cell office:value-type="float" office:value="0.688251624581739" calcext:value-type="float">
            <text:p>0.688251624581739</text:p>
          </table:table-cell>
          <table:table-cell table:formula="of:=[.F15]/[.E15]" office:value-type="float" office:value="0.0635190629884701" calcext:value-type="float">
            <text:p>0.063519062988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62" calcext:value-type="float">
            <text:p>1962</text:p>
          </table:table-cell>
          <table:table-cell office:value-type="float" office:value="4247" calcext:value-type="float">
            <text:p>4247</text:p>
          </table:table-cell>
          <table:table-cell office:value-type="float" office:value="6528" calcext:value-type="float">
            <text:p>6528</text:p>
          </table:table-cell>
          <table:table-cell office:value-type="float" office:value="0.111271278665241" calcext:value-type="float">
            <text:p>0.111271278665241</text:p>
          </table:table-cell>
          <table:table-cell office:value-type="float" office:value="0.0298037810110984" calcext:value-type="float">
            <text:p>0.029803781011099</text:p>
          </table:table-cell>
          <table:table-cell office:value-type="float" office:value="-6139.10485462202" calcext:value-type="float">
            <text:p>-6139.10485462202</text:p>
          </table:table-cell>
          <table:table-cell office:value-type="float" office:value="-6074.3115563595" calcext:value-type="float">
            <text:p>-6074.3115563595</text:p>
          </table:table-cell>
          <table:table-cell office:value-type="float" office:value="-5998.54362229806" calcext:value-type="float">
            <text:p>-5998.54362229806</text:p>
          </table:table-cell>
          <table:table-cell office:value-type="float" office:value="0.683767700390042" calcext:value-type="float">
            <text:p>0.683767700390042</text:p>
          </table:table-cell>
          <table:table-cell office:value-type="float" office:value="0.714097041324581" calcext:value-type="float">
            <text:p>0.714097041324581</text:p>
          </table:table-cell>
          <table:table-cell office:value-type="float" office:value="0.747399264015325" calcext:value-type="float">
            <text:p>0.747399264015325</text:p>
          </table:table-cell>
          <table:table-cell table:formula="of:=[.F16]/[.E16]" office:value-type="float" office:value="0.267847924177837" calcext:value-type="float">
            <text:p>0.2678479241778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89" calcext:value-type="float">
            <text:p>1989</text:p>
          </table:table-cell>
          <table:table-cell office:value-type="float" office:value="4400" calcext:value-type="float">
            <text:p>4400</text:p>
          </table:table-cell>
          <table:table-cell office:value-type="float" office:value="6740" calcext:value-type="float">
            <text:p>6740</text:p>
          </table:table-cell>
          <table:table-cell office:value-type="float" office:value="0.00439930339012134" calcext:value-type="float">
            <text:p>0.004399303390121</text:p>
          </table:table-cell>
          <table:table-cell office:value-type="float" office:value="0.0218875591014704" calcext:value-type="float">
            <text:p>0.02188755910147</text:p>
          </table:table-cell>
          <table:table-cell office:value-type="float" office:value="-6129.53372392494" calcext:value-type="float">
            <text:p>-6129.53372392494</text:p>
          </table:table-cell>
          <table:table-cell office:value-type="float" office:value="-5994.7915667311" calcext:value-type="float">
            <text:p>-5994.7915667311</text:p>
          </table:table-cell>
          <table:table-cell office:value-type="float" office:value="-5958.16681295065" calcext:value-type="float">
            <text:p>-5958.16681295065</text:p>
          </table:table-cell>
          <table:table-cell office:value-type="float" office:value="0.697561039890067" calcext:value-type="float">
            <text:p>0.697561039890067</text:p>
          </table:table-cell>
          <table:table-cell office:value-type="float" office:value="0.739300153796336" calcext:value-type="float">
            <text:p>0.739300153796336</text:p>
          </table:table-cell>
          <table:table-cell office:value-type="float" office:value="0.789135152349739" calcext:value-type="float">
            <text:p>0.789135152349739</text:p>
          </table:table-cell>
          <table:table-cell table:formula="of:=[.F17]/[.E17]" office:value-type="float" office:value="4.97523293133613" calcext:value-type="float">
            <text:p>4.975232931336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78" calcext:value-type="float">
            <text:p>1678</text:p>
          </table:table-cell>
          <table:table-cell office:value-type="float" office:value="3994" calcext:value-type="float">
            <text:p>3994</text:p>
          </table:table-cell>
          <table:table-cell office:value-type="float" office:value="5695" calcext:value-type="float">
            <text:p>5695</text:p>
          </table:table-cell>
          <table:table-cell office:value-type="float" office:value="0.023664801939555" calcext:value-type="float">
            <text:p>0.023664801939555</text:p>
          </table:table-cell>
          <table:table-cell office:value-type="float" office:value="0.279550232990586" calcext:value-type="float">
            <text:p>0.279550232990586</text:p>
          </table:table-cell>
          <table:table-cell office:value-type="float" office:value="-5956.22670517432" calcext:value-type="float">
            <text:p>-5956.22670517432</text:p>
          </table:table-cell>
          <table:table-cell office:value-type="float" office:value="-5936.05616738654" calcext:value-type="float">
            <text:p>-5936.05616738654</text:p>
          </table:table-cell>
          <table:table-cell office:value-type="float" office:value="-5930.42593189235" calcext:value-type="float">
            <text:p>-5930.42593189235</text:p>
          </table:table-cell>
          <table:table-cell office:value-type="float" office:value="0.831916803197254" calcext:value-type="float">
            <text:p>0.831916803197254</text:p>
          </table:table-cell>
          <table:table-cell office:value-type="float" office:value="0.951896871189208" calcext:value-type="float">
            <text:p>0.951896871189208</text:p>
          </table:table-cell>
          <table:table-cell office:value-type="float" office:value="0.969819211676712" calcext:value-type="float">
            <text:p>0.969819211676712</text:p>
          </table:table-cell>
          <table:table-cell table:formula="of:=[.F18]/[.E18]" office:value-type="float" office:value="11.8129124302252" calcext:value-type="float">
            <text:p>11.812912430225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98" calcext:value-type="float">
            <text:p>1698</text:p>
          </table:table-cell>
          <table:table-cell office:value-type="float" office:value="4082" calcext:value-type="float">
            <text:p>4082</text:p>
          </table:table-cell>
          <table:table-cell office:value-type="float" office:value="5878" calcext:value-type="float">
            <text:p>5878</text:p>
          </table:table-cell>
          <table:table-cell office:value-type="float" office:value="0.0123925424643463" calcext:value-type="float">
            <text:p>0.012392542464346</text:p>
          </table:table-cell>
          <table:table-cell office:value-type="float" office:value="0.00285243199004276" calcext:value-type="float">
            <text:p>0.002852431990043</text:p>
          </table:table-cell>
          <table:table-cell office:value-type="float" office:value="-8118.70782279347" calcext:value-type="float">
            <text:p>-8118.70782279347</text:p>
          </table:table-cell>
          <table:table-cell office:value-type="float" office:value="-6669.15336429234" calcext:value-type="float">
            <text:p>-6669.15336429234</text:p>
          </table:table-cell>
          <table:table-cell office:value-type="float" office:value="-6459.87675458307" calcext:value-type="float">
            <text:p>-6459.87675458307</text:p>
          </table:table-cell>
          <table:table-cell office:value-type="float" office:value="0.647347922315705" calcext:value-type="float">
            <text:p>0.647347922315705</text:p>
          </table:table-cell>
          <table:table-cell office:value-type="float" office:value="0.677034267870107" calcext:value-type="float">
            <text:p>0.677034267870107</text:p>
          </table:table-cell>
          <table:table-cell office:value-type="float" office:value="0.688560584177392" calcext:value-type="float">
            <text:p>0.688560584177392</text:p>
          </table:table-cell>
          <table:table-cell table:formula="of:=[.F19]/[.E19]" office:value-type="float" office:value="0.230173267370217" calcext:value-type="float">
            <text:p>0.23017326737021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97" calcext:value-type="float">
            <text:p>1697</text:p>
          </table:table-cell>
          <table:table-cell office:value-type="float" office:value="4214" calcext:value-type="float">
            <text:p>4214</text:p>
          </table:table-cell>
          <table:table-cell office:value-type="float" office:value="6016" calcext:value-type="float">
            <text:p>6016</text:p>
          </table:table-cell>
          <table:table-cell office:value-type="float" office:value="0.00380951565062268" calcext:value-type="float">
            <text:p>0.003809515650623</text:p>
          </table:table-cell>
          <table:table-cell office:value-type="float" office:value="0.00519745499959459" calcext:value-type="float">
            <text:p>0.005197454999595</text:p>
          </table:table-cell>
          <table:table-cell office:value-type="float" office:value="-6950.2237602003" calcext:value-type="float">
            <text:p>-6950.2237602003</text:p>
          </table:table-cell>
          <table:table-cell office:value-type="float" office:value="-6268.70178144259" calcext:value-type="float">
            <text:p>-6268.70178144259</text:p>
          </table:table-cell>
          <table:table-cell office:value-type="float" office:value="-6121.68313195012" calcext:value-type="float">
            <text:p>-6121.68313195012</text:p>
          </table:table-cell>
          <table:table-cell office:value-type="float" office:value="0.661847044907031" calcext:value-type="float">
            <text:p>0.661847044907031</text:p>
          </table:table-cell>
          <table:table-cell office:value-type="float" office:value="0.705557096433893" calcext:value-type="float">
            <text:p>0.705557096433893</text:p>
          </table:table-cell>
          <table:table-cell office:value-type="float" office:value="0.727393951092376" calcext:value-type="float">
            <text:p>0.727393951092376</text:p>
          </table:table-cell>
          <table:table-cell table:formula="of:=[.F20]/[.E20]" office:value-type="float" office:value="1.3643348594053" calcext:value-type="float">
            <text:p>1.36433485940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9" calcext:value-type="float">
            <text:p>169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0.36630472109125" calcext:value-type="float">
            <text:p>0.36630472109125</text:p>
          </table:table-cell>
          <table:table-cell office:value-type="float" office:value="0.0172864063850627" calcext:value-type="float">
            <text:p>0.017286406385063</text:p>
          </table:table-cell>
          <table:table-cell office:value-type="float" office:value="-14159.8517682245" calcext:value-type="float">
            <text:p>-14159.8517682245</text:p>
          </table:table-cell>
          <table:table-cell office:value-type="float" office:value="-11556.5576091951" calcext:value-type="float">
            <text:p>-11556.5576091951</text:p>
          </table:table-cell>
          <table:table-cell/>
          <table:table-cell office:value-type="float" office:value="0.61518328954833" calcext:value-type="float">
            <text:p>0.61518328954833</text:p>
          </table:table-cell>
          <table:table-cell office:value-type="float" office:value="0.605037695553361" calcext:value-type="float">
            <text:p>0.60503769555336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30T14:21:52.918072872</meta:creation-date>
    <dc:date>2022-09-04T23:32:47.116645825</dc:date>
    <meta:editing-duration>P3DT23H47M13S</meta:editing-duration>
    <meta:editing-cycles>45</meta:editing-cycles>
    <meta:generator>LibreOffice/6.0.7.3$Linux_X86_64 LibreOffice_project/00m0$Build-3</meta:generator>
    <meta:document-statistic meta:table-count="1" meta:cell-count="268" meta:object-count="0"/>
  </office:meta>
</office:document-meta>
</file>